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0a8c" officeooo:paragraph-rsid="00040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!</text:p>
      <text:p text:style-name="P1">2</text:p>
      <text:p text:style-name="P1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0.4$Windows_x86 LibreOffice_project/066b007f5ebcc236395c7d282ba488bca6720265</meta:generator>
    <dc:date>2017-02-03T12:53:32.647000000</dc:date>
    <meta:document-statistic meta:table-count="0" meta:image-count="0" meta:object-count="0" meta:page-count="1" meta:paragraph-count="3" meta:word-count="3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